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186000000E7D7AD6FB2.png" manifest:media-type=""/>
  <manifest:file-entry manifest:full-path="Pictures/100002010000002600000025C2DDAAC0.png" manifest:media-type=""/>
  <manifest:file-entry manifest:full-path="Pictures/10000201000000C0000000C081A0A795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3" svg:font-family="Arial"/>
    <style:font-face style:name="DejaVu Sans1" svg:font-family="'DejaVu Sans'"/>
    <style:font-face style:name="Gill Sans MT1" svg:font-family="'Gill Sans MT'"/>
    <style:font-face style:name="WenQuanYi Micro Hei1" svg:font-family="'WenQuanYi Micro Hei'"/>
    <style:font-face style:name="Times New Roman2" svg:font-family="'Times New Roman'" style:font-family-generic="roman"/>
    <style:font-face style:name="Arial1" svg:font-family="Arial" style:font-pitch="variable"/>
    <style:font-face style:name="DejaVu Sans" svg:font-family="'DejaVu Sans'" style:font-pitch="variable"/>
    <style:font-face style:name="Gill Sans MT" svg:font-family="'Gill Sans MT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Segoe UI1" svg:font-family="'Segoe UI'" style:font-pitch="variable"/>
    <style:font-face style:name="Tahoma1" svg:font-family="Tahoma" style:font-pitch="variable"/>
    <style:font-face style:name="Times New Roman1" svg:font-family="'Times New Roman'" style:font-pitch="variable"/>
    <style:font-face style:name="WenQuanYi Micro Hei" svg:font-family="'WenQuanYi Micro Hei'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Mangal2" svg:font-family="Mang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70c0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026cm" draw:stroke-linejoin="round" draw:fill="none" draw:textarea-vertical-align="top" draw:auto-grow-height="false" draw:fit-to-size="false" fo:padding-top="0cm" fo:padding-bottom="0.13cm" fo:padding-left="0.25cm" fo:padding-right="0.25cm" fo:wrap-option="wrap"/>
    </style:style>
    <style:style style:name="gr2" style:family="graphic" style:parent-style-name="standard">
      <style:graphic-properties draw:stroke="none" svg:stroke-width="0.026cm" draw:stroke-linejoin="round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.026cm" draw:stroke-linejoin="round" draw:fill="none" draw:textarea-vertical-align="top" draw:auto-grow-height="true" draw:fit-to-size="false" fo:padding-top="0.13cm" fo:padding-bottom="0.13cm" fo:padding-left="0.25cm" fo:padding-right="0.25cm" fo:wrap-option="no-wrap"/>
    </style:style>
    <style:style style:name="gr4" style:family="graphic">
      <style:graphic-properties style:protect="size"/>
    </style:style>
    <style:style style:name="pr1" style:family="presentation" style:parent-style-name="Em_20_branco-notes">
      <style:graphic-properties draw:stroke="none" svg:stroke-width="0cm" draw:stroke-linejoin="round" draw:fill="none" draw:fill-color="#ffffff" draw:textarea-vertical-align="middle" draw:auto-grow-height="false" draw:fit-to-size="false" fo:min-height="11.43cm" fo:padding-top="0cm" fo:padding-bottom="0cm" fo:padding-left="0cm" fo:padding-right="0cm" fo:wrap-option="no-wrap"/>
    </style:style>
    <style:style style:name="pr2" style:family="presentation" style:parent-style-name="Título_20_e_20_conteúdo-title">
      <style:graphic-properties draw:stroke="none" svg:stroke-width="0.026cm" draw:stroke-linejoin="round" draw:fill="none" draw:textarea-vertical-align="middle" draw:auto-grow-height="false" draw:fit-to-size="false" fo:min-height="3.181cm" fo:padding-top="0.13cm" fo:padding-bottom="0.13cm" fo:padding-left="0.25cm" fo:padding-right="0.25cm" fo:wrap-option="wrap"/>
    </style:style>
    <style:style style:name="pr3" style:family="presentation" style:parent-style-name="Título_20_e_20_conteúdo-outline1">
      <style:graphic-properties draw:stroke="none" svg:stroke-width="0.026cm" draw:stroke-linejoin="round" draw:fill="none" draw:textarea-vertical-align="top" draw:auto-grow-height="false" draw:fit-to-size="false" fo:min-height="11.049cm" fo:padding-top="0.13cm" fo:padding-bottom="0.13cm" fo:padding-left="0.25cm" fo:padding-right="0.25cm" fo:wrap-option="wrap"/>
    </style:style>
    <style:style style:name="pr4" style:family="presentation" style:parent-style-name="Título_20_e_20_conteúdo-notes">
      <style:graphic-properties draw:fill-color="#ffffff" fo:min-height="13.365cm"/>
    </style:style>
    <style:style style:name="pr5" style:family="presentation" style:parent-style-name="Título_20_e_20_conteúdo-notes">
      <style:graphic-properties draw:fill-color="#ffffff" fo:min-height="11.43cm"/>
    </style:style>
    <style:style style:name="P1" style:family="paragraph">
      <style:paragraph-properties fo:margin-top="0cm" fo:margin-bottom="0cm" fo:line-height="100%" fo:text-align="center"/>
    </style:style>
    <style:style style:name="P2" style:family="paragraph">
      <style:paragraph-properties fo:text-align="start" style:font-independent-line-spacing="true"/>
      <style:text-properties fo:font-size="18pt"/>
    </style:style>
    <style:style style:name="P3" style:family="paragraph">
      <style:paragraph-properties fo:text-align="start"/>
      <style:text-properties fo:font-size="18pt"/>
    </style:style>
    <style:style style:name="P4" style:family="paragraph">
      <style:paragraph-properties fo:margin-top="0cm" fo:margin-bottom="0cm" fo:line-height="100%" fo:text-align="start">
        <style:tab-stops>
          <style:tab-stop style:position="0cm"/>
          <style:tab-stop style:position="1.244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9cm"/>
          <style:tab-stop style:position="17.467cm"/>
          <style:tab-stop style:position="18.715cm"/>
          <style:tab-stop style:position="19.963cm"/>
          <style:tab-stop style:position="21.211cm"/>
          <style:tab-stop style:position="22.459cm"/>
          <style:tab-stop style:position="23.707cm"/>
          <style:tab-stop style:position="24.955cm"/>
        </style:tab-stops>
      </style:paragraph-properties>
    </style:style>
    <style:style style:name="P5" style:family="paragraph">
      <style:paragraph-properties fo:margin-top="0cm" fo:margin-bottom="0cm" fo:line-height="100%" fo:text-align="center" style:punctuation-wrap="simple"/>
    </style:style>
    <style:style style:name="T1" style:family="text">
      <style:text-properties fo:color="#000000" style:text-line-through-style="none" style:text-position="0% 58%" style:font-name="Arial2" fo:font-size="28pt" fo:letter-spacing="normal" fo:font-style="normal" style:text-underline-style="none" fo:font-weight="bold" style:font-name-asian="WenQuanYi Micro Hei1" style:font-size-asian="28pt" style:font-style-asian="normal" style:font-weight-asian="bold" style:font-name-complex="Arial2" style:font-size-complex="28pt" style:font-style-complex="normal" style:font-weight-complex="bold"/>
    </style:style>
    <style:style style:name="T2" style:family="text">
      <style:text-properties fo:color="#000000" style:text-line-through-style="none" style:text-position="0% 58%" style:font-name="Arial3" fo:font-size="14pt" fo:letter-spacing="normal" fo:font-style="normal" style:text-underline-style="none" fo:font-weight="normal" style:font-name-asian="WenQuanYi Micro Hei1" style:font-size-asian="14pt" style:font-style-asian="normal" style:font-weight-asian="normal" style:font-name-complex="Arial3" style:font-size-complex="14pt" style:font-style-complex="normal" style:font-weight-complex="normal"/>
    </style:style>
    <style:style style:name="T3" style:family="text">
      <style:text-properties fo:color="#455e10" style:text-line-through-style="none" style:text-position="0% 58%" style:font-name="Gill Sans MT1" fo:font-size="43pt" fo:letter-spacing="normal" fo:font-style="normal" style:text-underline-style="none" fo:font-weight="normal" style:font-name-asian="WenQuanYi Micro Hei1" style:font-size-asian="43pt" style:font-style-asian="normal" style:font-weight-asian="normal" style:font-name-complex="WenQuanYi Micro Hei1" style:font-size-complex="43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style:font-name="Times New Roman2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style:font-name="Times New Roman2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Em_20_branco">
        <draw:custom-shape draw:name="Text Box 1" draw:style-name="gr1" draw:text-style-name="P2" draw:layer="layout" svg:width="20.24cm" svg:height="3.769cm" svg:x="3.77cm" svg:y="6.945cm">
          <text:p text:style-name="P1"><text:span text:style-name="T1">Simulated Annealing Aplicado ao Problema de Alocação de sala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2" draw:text-style-name="P3" draw:layer="layout" svg:width="4.497cm" svg:height="2.662cm" svg:x="20.836cm" svg:y="16.387cm">
          <draw:image xlink:href="Pictures/1000000000000186000000E7D7AD6FB2.png" xlink:type="simple" xlink:show="embed" xlink:actuate="onLoad">
            <text:p/>
          </draw:image>
        </draw:frame>
        <draw:custom-shape draw:name="Text Box 4" draw:style-name="gr3" draw:text-style-name="P2" draw:layer="layout" svg:width="5.058cm" svg:height="0.853cm" svg:x="4.807cm" svg:y="14.883cm">
          <text:p text:style-name="P4"><text:span text:style-name="T2">Hanniere de <text:s/>Faria e Dinesh Trivedi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Rectangle 1" draw:style-name="gr4" draw:layer="layout" svg:width="12.699cm" svg:height="9.524cm" svg:x="3.175cm" svg:y="1.931cm" draw:page-number="1" presentation:class="page"/>
          <draw:frame draw:name="Rectangle 2" presentation:style-name="pr1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textualização" draw:style-name="dp1" draw:master-page-name="Título_20_e_20_conteúdo" presentation:presentation-page-layout-name="AL1T11">
        <draw:frame draw:name="Título 5" presentation:style-name="pr2" draw:text-style-name="P2" draw:layer="layout" svg:width="20.822cm" svg:height="3.897cm" svg:x="3.986cm" svg:y="0.401cm" presentation:class="title" presentation:user-transformed="true">
          <draw:text-box>
            <text:p text:style-name="P5"><text:span text:style-name="T3">Contextualização</text:span></text:p>
          </draw:text-box>
        </draw:frame>
        <draw:frame draw:name="Espaço Reservado para Conteúdo 6" presentation:style-name="pr3" draw:text-style-name="P2" draw:layer="layout" svg:width="20.822cm" svg:height="13.325cm" svg:x="3.986cm" svg:y="4.022cm" presentation:class="outline" presentation:placeholder="true" presentation:user-transformed="true">
          <draw:text-box/>
        </draw:frame>
        <presentation:notes draw:style-name="dp3">
          <draw:page-thumbnail draw:style-name="gr4" draw:layer="layout" svg:width="14.848cm" svg:height="11.136cm" svg:x="3.075cm" svg:y="2.257cm" draw:page-number="2" presentation:class="page"/>
          <draw:frame presentation:style-name="pr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Resultados" draw:style-name="dp1" draw:master-page-name="Título_20_e_20_conteúdo" presentation:presentation-page-layout-name="AL1T11">
        <draw:frame draw:name="Título 1" presentation:style-name="pr2" draw:text-style-name="P2" draw:layer="layout" svg:width="20.822cm" svg:height="3.897cm" svg:x="3.986cm" svg:y="0.401cm" presentation:class="title" presentation:user-transformed="true">
          <draw:text-box>
            <text:p text:style-name="P5"><text:span text:style-name="T3">Resultados</text:span></text:p>
          </draw:text-box>
        </draw:frame>
        <draw:frame draw:name="Espaço Reservado para Conteúdo 3" presentation:style-name="pr3" draw:text-style-name="P2" draw:layer="layout" svg:width="20.822cm" svg:height="13.325cm" svg:x="3.986cm" svg:y="4.022cm" presentation:class="outline" presentation:placeholder="true" presentation:user-transformed="true">
          <draw:text-box/>
        </draw:frame>
        <presentation:notes draw:style-name="dp3">
          <draw:page-thumbnail draw:style-name="gr4" draw:layer="layout" svg:width="12.699cm" svg:height="9.524cm" svg:x="3.175cm" svg:y="1.93cm" draw:page-number="3" presentation:class="page"/>
          <draw:frame presentation:style-name="pr5" draw:layer="layout" svg:width="15.239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3" svg:font-family="Arial"/>
    <style:font-face style:name="DejaVu Sans1" svg:font-family="'DejaVu Sans'"/>
    <style:font-face style:name="Gill Sans MT1" svg:font-family="'Gill Sans MT'"/>
    <style:font-face style:name="WenQuanYi Micro Hei1" svg:font-family="'WenQuanYi Micro Hei'"/>
    <style:font-face style:name="Times New Roman2" svg:font-family="'Times New Roman'" style:font-family-generic="roman"/>
    <style:font-face style:name="Arial1" svg:font-family="Arial" style:font-pitch="variable"/>
    <style:font-face style:name="DejaVu Sans" svg:font-family="'DejaVu Sans'" style:font-pitch="variable"/>
    <style:font-face style:name="Gill Sans MT" svg:font-family="'Gill Sans MT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Segoe UI1" svg:font-family="'Segoe UI'" style:font-pitch="variable"/>
    <style:font-face style:name="Tahoma1" svg:font-family="Tahoma" style:font-pitch="variable"/>
    <style:font-face style:name="Times New Roman1" svg:font-family="'Times New Roman'" style:font-pitch="variable"/>
    <style:font-face style:name="WenQuanYi Micro Hei" svg:font-family="'WenQuanYi Micro Hei'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Mangal2" svg:font-family="Mang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Em_20_branco-background" style:display-name="Em branco-background" style:family="presentation">
      <style:graphic-properties draw:stroke="none" draw:fill="bitmap" style:repeat="stretch"/>
      <style:text-properties style:letter-kerning="true"/>
    </style:style>
    <style:style style:name="Em_20_branco-backgroundobjects" style:display-name="Em branc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m_20_branco-notes" style:display-name="Em branc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m_20_branco-outline1" style:display-name="Em branco-outline1" style:family="presentation">
      <style:graphic-properties draw:stroke="none" draw:fill="none" draw:auto-grow-height="false" draw:fit-to-size="shrink-to-fit">
        <text:list-style style:name="Em_20_branco-outline1" style:display-name="Em branc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/>
      <style:text-properties fo:color="#ffffff" style:text-outline="false" style:text-line-through-style="none" style:text-position="0% 58%" style:font-name="Gill Sans MT1" fo:font-family="'Gill Sans MT'" fo:font-size="32pt" fo:letter-spacing="normal" fo:language="en" fo:country="GB" fo:font-style="normal" fo:text-shadow="none" style:text-underline-style="none" fo:font-weight="normal" style:letter-kerning="true" style:font-name-asian="WenQuanYi Micro Hei1" style:font-family-asian="'WenQuanYi Micro Hei'" style:font-size-asian="32pt" style:language-asian="en" style:country-asian="GB" style:font-style-asian="normal" style:font-weight-asian="normal" style:font-name-complex="WenQuanYi Micro Hei1" style:font-family-complex="'WenQuanYi Micro Hei'" style:font-size-complex="32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Em_20_branco-outline2" style:display-name="Em branco-outline2" style:family="presentation" style:parent-style-name="Em_20_branco-outline1">
      <style:paragraph-properties fo:margin-top="0cm" fo:margin-bottom="0.4cm" fo:line-height="100%" fo:text-align="start" style:punctuation-wrap="simple"/>
      <style:text-properties fo:color="#ffffff" style:text-line-through-style="none" style:text-position="0% 58%" style:font-name="Gill Sans MT1" fo:font-family="'Gill Sans MT'" fo:font-size="24pt" fo:letter-spacing="normal" fo:font-style="normal" style:text-underline-style="none" fo:font-weight="normal" style:font-name-asian="WenQuanYi Micro Hei1" style:font-family-asian="'WenQuanYi Micro Hei'" style:font-size-asian="24pt" style:font-style-asian="normal" style:font-weight-asian="normal" style:font-name-complex="WenQuanYi Micro Hei1" style:font-family-complex="'WenQuanYi Micro Hei'" style:font-size-complex="24pt" style:font-style-complex="normal" style:font-weight-complex="normal"/>
    </style:style>
    <style:style style:name="Em_20_branco-outline3" style:display-name="Em branco-outline3" style:family="presentation" style:parent-style-name="Em_20_branco-outline2">
      <style:paragraph-properties fo:margin-top="0cm" fo:margin-bottom="0.3cm" fo:line-height="100%" fo:text-align="start" style:punctuation-wrap="simple"/>
      <style:text-properties fo:color="#ffffff" style:text-line-through-style="none" style:text-position="0% 58%" style:font-name="Gill Sans MT1" fo:font-family="'Gill Sans MT'" fo:font-size="20pt" fo:letter-spacing="normal" fo:font-style="normal" style:text-underline-style="none" fo:font-weight="normal" style:font-name-asian="WenQuanYi Micro Hei1" style:font-family-asian="'WenQuanYi Micro Hei'" style:font-size-asian="20pt" style:font-style-asian="normal" style:font-weight-asian="normal" style:font-name-complex="WenQuanYi Micro Hei1" style:font-family-complex="'WenQuanYi Micro Hei'" style:font-size-complex="20pt" style:font-style-complex="normal" style:font-weight-complex="normal"/>
    </style:style>
    <style:style style:name="Em_20_branco-outline4" style:display-name="Em branco-outline4" style:family="presentation" style:parent-style-name="Em_20_branco-outline3">
      <style:paragraph-properties fo:margin-top="0cm" fo:margin-bottom="0.2cm" fo:line-height="100%" fo:text-align="start" style:punctuation-wrap="simple"/>
      <style:text-properties fo:color="#ffffff" style:text-line-through-style="none" style:text-position="0% 58%" style:font-name="Gill Sans MT1" fo:font-family="'Gill Sans MT'" fo:font-size="20pt" fo:letter-spacing="normal" fo:font-style="normal" style:text-underline-style="none" fo:font-weight="normal" style:font-name-asian="WenQuanYi Micro Hei1" style:font-family-asian="'WenQuanYi Micro Hei'" style:font-size-asian="20pt" style:font-style-asian="normal" style:font-weight-asian="normal" style:font-name-complex="WenQuanYi Micro Hei1" style:font-family-complex="'WenQuanYi Micro Hei'" style:font-size-complex="20pt" style:font-style-complex="normal" style:font-weight-complex="normal"/>
    </style:style>
    <style:style style:name="Em_20_branco-outline5" style:display-name="Em branco-outline5" style:family="presentation" style:parent-style-name="Em_20_branco-outline4">
      <style:paragraph-properties fo:margin-top="0cm" fo:margin-bottom="0.1cm"/>
      <style:text-properties fo:font-size="20pt" style:font-size-asian="20pt" style:font-size-complex="20pt"/>
    </style:style>
    <style:style style:name="Em_20_branco-outline6" style:display-name="Em branco-outline6" style:family="presentation" style:parent-style-name="Em_20_branco-outline5">
      <style:paragraph-properties fo:margin-top="0cm" fo:margin-bottom="0.1cm"/>
      <style:text-properties fo:font-size="20pt" style:font-size-asian="20pt" style:font-size-complex="20pt"/>
    </style:style>
    <style:style style:name="Em_20_branco-outline7" style:display-name="Em branco-outline7" style:family="presentation" style:parent-style-name="Em_20_branco-outline6">
      <style:paragraph-properties fo:margin-top="0cm" fo:margin-bottom="0.1cm"/>
      <style:text-properties fo:font-size="20pt" style:font-size-asian="20pt" style:font-size-complex="20pt"/>
    </style:style>
    <style:style style:name="Em_20_branco-outline8" style:display-name="Em branco-outline8" style:family="presentation" style:parent-style-name="Em_20_branco-outline7">
      <style:paragraph-properties fo:margin-top="0cm" fo:margin-bottom="0.1cm"/>
      <style:text-properties fo:font-size="20pt" style:font-size-asian="20pt" style:font-size-complex="20pt"/>
    </style:style>
    <style:style style:name="Em_20_branco-outline9" style:display-name="Em branco-outline9" style:family="presentation" style:parent-style-name="Em_20_branco-outline8">
      <style:paragraph-properties fo:margin-top="0cm" fo:margin-bottom="0.1cm"/>
      <style:text-properties fo:font-size="20pt" style:font-size-asian="20pt" style:font-size-complex="20pt"/>
    </style:style>
    <style:style style:name="Em_20_branco-subtitle" style:display-name="Em branco-subtitle" style:family="presentation">
      <style:graphic-properties draw:stroke="none" draw:fill="none" draw:textarea-vertical-align="middle">
        <text:list-style style:name="Em_20_branco-subtitle" style:display-name="Em branc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m_20_branco-title" style:display-name="Em branco-title" style:family="presentation">
      <style:graphic-properties draw:stroke="none" draw:fill="none" draw:textarea-vertical-align="middle">
        <text:list-style style:name="Em_20_branco-title" style:display-name="Em branc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color="#ffffff" style:text-outline="false" style:text-line-through-style="none" style:text-position="0% 58%" style:font-name="Gill Sans MT1" fo:font-family="'Gill Sans MT'" fo:font-size="43pt" fo:letter-spacing="normal" fo:language="en" fo:country="GB" fo:font-style="normal" fo:text-shadow="none" style:text-underline-style="none" fo:font-weight="normal" style:letter-kerning="true" style:font-name-asian="WenQuanYi Micro Hei1" style:font-family-asian="'WenQuanYi Micro Hei'" style:font-size-asian="43pt" style:language-asian="en" style:country-asian="GB" style:font-style-asian="normal" style:font-weight-asian="normal" style:font-name-complex="WenQuanYi Micro Hei1" style:font-family-complex="'WenQuanYi Micro Hei'" style:font-size-complex="43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Título_20_e_20_conteúdo-background" style:display-name="Título e conteúdo-background" style:family="presentation">
      <style:graphic-properties draw:stroke="none" draw:fill="bitmap" style:repeat="stretch"/>
      <style:text-properties style:letter-kerning="true"/>
    </style:style>
    <style:style style:name="Título_20_e_20_conteúdo-backgroundobjects" style:display-name="Título e conteú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e_20_conteúdo-notes" style:display-name="Título e conteúd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e_20_conteúdo-outline1" style:display-name="Título e conteúdo-outline1" style:family="presentation">
      <style:graphic-properties draw:stroke="none" draw:fill="none" draw:auto-grow-height="false" draw:fit-to-size="shrink-to-fit">
        <text:list-style style:name="Título_20_e_20_conteúdo-outline1" style:display-name="Título e conteú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/>
      <style:text-properties fo:color="#ffffff" style:text-outline="false" style:text-line-through-style="none" style:text-position="0% 58%" style:font-name="Gill Sans MT1" fo:font-family="'Gill Sans MT'" fo:font-size="32pt" fo:letter-spacing="normal" fo:language="en" fo:country="GB" fo:font-style="normal" fo:text-shadow="none" style:text-underline-style="none" fo:font-weight="normal" style:letter-kerning="true" style:font-name-asian="WenQuanYi Micro Hei1" style:font-family-asian="'WenQuanYi Micro Hei'" style:font-size-asian="32pt" style:language-asian="en" style:country-asian="GB" style:font-style-asian="normal" style:font-weight-asian="normal" style:font-name-complex="WenQuanYi Micro Hei1" style:font-family-complex="'WenQuanYi Micro Hei'" style:font-size-complex="32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Título_20_e_20_conteúdo-outline2" style:display-name="Título e conteúdo-outline2" style:family="presentation" style:parent-style-name="Título_20_e_20_conteúdo-outline1">
      <style:paragraph-properties fo:margin-top="0cm" fo:margin-bottom="0.4cm" fo:line-height="100%" fo:text-align="start" style:punctuation-wrap="simple"/>
      <style:text-properties fo:color="#ffffff" style:text-line-through-style="none" style:text-position="0% 58%" style:font-name="Gill Sans MT1" fo:font-family="'Gill Sans MT'" fo:font-size="24pt" fo:letter-spacing="normal" fo:font-style="normal" style:text-underline-style="none" fo:font-weight="normal" style:font-name-asian="WenQuanYi Micro Hei1" style:font-family-asian="'WenQuanYi Micro Hei'" style:font-size-asian="24pt" style:font-style-asian="normal" style:font-weight-asian="normal" style:font-name-complex="WenQuanYi Micro Hei1" style:font-family-complex="'WenQuanYi Micro Hei'" style:font-size-complex="24pt" style:font-style-complex="normal" style:font-weight-complex="normal"/>
    </style:style>
    <style:style style:name="Título_20_e_20_conteúdo-outline3" style:display-name="Título e conteúdo-outline3" style:family="presentation" style:parent-style-name="Título_20_e_20_conteúdo-outline2">
      <style:paragraph-properties fo:margin-top="0cm" fo:margin-bottom="0.3cm" fo:line-height="100%" fo:text-align="start" style:punctuation-wrap="simple"/>
      <style:text-properties fo:color="#ffffff" style:text-line-through-style="none" style:text-position="0% 58%" style:font-name="Gill Sans MT1" fo:font-family="'Gill Sans MT'" fo:font-size="20pt" fo:letter-spacing="normal" fo:font-style="normal" style:text-underline-style="none" fo:font-weight="normal" style:font-name-asian="WenQuanYi Micro Hei1" style:font-family-asian="'WenQuanYi Micro Hei'" style:font-size-asian="20pt" style:font-style-asian="normal" style:font-weight-asian="normal" style:font-name-complex="WenQuanYi Micro Hei1" style:font-family-complex="'WenQuanYi Micro Hei'" style:font-size-complex="20pt" style:font-style-complex="normal" style:font-weight-complex="normal"/>
    </style:style>
    <style:style style:name="Título_20_e_20_conteúdo-outline4" style:display-name="Título e conteúdo-outline4" style:family="presentation" style:parent-style-name="Título_20_e_20_conteúdo-outline3">
      <style:paragraph-properties fo:margin-top="0cm" fo:margin-bottom="0.2cm" fo:line-height="100%" fo:text-align="start" style:punctuation-wrap="simple"/>
      <style:text-properties fo:color="#ffffff" style:text-line-through-style="none" style:text-position="0% 58%" style:font-name="Gill Sans MT1" fo:font-family="'Gill Sans MT'" fo:font-size="20pt" fo:letter-spacing="normal" fo:font-style="normal" style:text-underline-style="none" fo:font-weight="normal" style:font-name-asian="WenQuanYi Micro Hei1" style:font-family-asian="'WenQuanYi Micro Hei'" style:font-size-asian="20pt" style:font-style-asian="normal" style:font-weight-asian="normal" style:font-name-complex="WenQuanYi Micro Hei1" style:font-family-complex="'WenQuanYi Micro Hei'" style:font-size-complex="20pt" style:font-style-complex="normal" style:font-weight-complex="normal"/>
    </style:style>
    <style:style style:name="Título_20_e_20_conteúdo-outline5" style:display-name="Título e conteúdo-outline5" style:family="presentation" style:parent-style-name="Título_20_e_20_conteúdo-outline4">
      <style:paragraph-properties fo:margin-top="0cm" fo:margin-bottom="0.1cm"/>
      <style:text-properties fo:font-size="20pt" style:font-size-asian="20pt" style:font-size-complex="20pt"/>
    </style:style>
    <style:style style:name="Título_20_e_20_conteúdo-outline6" style:display-name="Título e conteúdo-outline6" style:family="presentation" style:parent-style-name="Título_20_e_20_conteúdo-outline5">
      <style:paragraph-properties fo:margin-top="0cm" fo:margin-bottom="0.1cm"/>
      <style:text-properties fo:font-size="20pt" style:font-size-asian="20pt" style:font-size-complex="20pt"/>
    </style:style>
    <style:style style:name="Título_20_e_20_conteúdo-outline7" style:display-name="Título e conteúdo-outline7" style:family="presentation" style:parent-style-name="Título_20_e_20_conteúdo-outline6">
      <style:paragraph-properties fo:margin-top="0cm" fo:margin-bottom="0.1cm"/>
      <style:text-properties fo:font-size="20pt" style:font-size-asian="20pt" style:font-size-complex="20pt"/>
    </style:style>
    <style:style style:name="Título_20_e_20_conteúdo-outline8" style:display-name="Título e conteúdo-outline8" style:family="presentation" style:parent-style-name="Título_20_e_20_conteúdo-outline7">
      <style:paragraph-properties fo:margin-top="0cm" fo:margin-bottom="0.1cm"/>
      <style:text-properties fo:font-size="20pt" style:font-size-asian="20pt" style:font-size-complex="20pt"/>
    </style:style>
    <style:style style:name="Título_20_e_20_conteúdo-outline9" style:display-name="Título e conteúdo-outline9" style:family="presentation" style:parent-style-name="Título_20_e_20_conteúdo-outline8">
      <style:paragraph-properties fo:margin-top="0cm" fo:margin-bottom="0.1cm"/>
      <style:text-properties fo:font-size="20pt" style:font-size-asian="20pt" style:font-size-complex="20pt"/>
    </style:style>
    <style:style style:name="Título_20_e_20_conteúdo-subtitle" style:display-name="Título e conteúdo-subtitle" style:family="presentation">
      <style:graphic-properties draw:stroke="none" draw:fill="none" draw:textarea-vertical-align="middle">
        <text:list-style style:name="Título_20_e_20_conteúdo-subtitle" style:display-name="Título e conteú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e_20_conteúdo-title" style:display-name="Título e conteúdo-title" style:family="presentation">
      <style:graphic-properties draw:stroke="none" draw:fill="none" draw:textarea-vertical-align="middle">
        <text:list-style style:name="Título_20_e_20_conteúdo-title" style:display-name="Título e conteú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color="#ffffff" style:text-outline="false" style:text-line-through-style="none" style:text-position="0% 58%" style:font-name="Gill Sans MT1" fo:font-family="'Gill Sans MT'" fo:font-size="43pt" fo:letter-spacing="normal" fo:language="en" fo:country="GB" fo:font-style="normal" fo:text-shadow="none" style:text-underline-style="none" fo:font-weight="normal" style:letter-kerning="true" style:font-name-asian="WenQuanYi Micro Hei1" style:font-family-asian="'WenQuanYi Micro Hei'" style:font-size-asian="43pt" style:language-asian="en" style:country-asian="GB" style:font-style-asian="normal" style:font-weight-asian="normal" style:font-name-complex="WenQuanYi Micro Hei1" style:font-family-complex="'WenQuanYi Micro Hei'" style:font-size-complex="43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bitmap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09cm" svg:stroke-color="#406100" draw:stroke-linejoin="round" draw:fill="solid" draw:fill-color="#ebede9" draw:opacity="33%" draw:textarea-vertical-align="middle" draw:auto-grow-height="false" draw:fit-to-size="false" fo:padding-top="0.125cm" fo:padding-bottom="0.125cm" fo:padding-left="0.25cm" fo:padding-right="0.25cm" fo:wrap-option="no-wrap"/>
    </style:style>
    <style:style style:name="Mgr4" style:family="graphic" style:parent-style-name="standard">
      <style:graphic-properties draw:stroke="solid" svg:stroke-width="0.076cm" svg:stroke-color="#c8d0be" draw:stroke-linejoin="miter" draw:fill="none" draw:textarea-vertical-align="middle" draw:auto-grow-height="false" draw:fit-to-size="false" fo:padding-top="0.125cm" fo:padding-bottom="0.125cm" fo:padding-left="0.25cm" fo:padding-right="0.25cm" fo:wrap-option="no-wrap" draw:shadow="visible" draw:shadow-offset-x="0cm" draw:shadow-offset-y="0.035cm" draw:shadow-color="#324704" draw:shadow-opacity="86%"/>
    </style:style>
    <style:style style:name="Mgr5" style:family="graphic" style:parent-style-name="standard">
      <style:graphic-properties draw:stroke="none" svg:stroke-width="0.026cm" draw:stroke-linejoin="round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svg:stroke-width="0.026cm" draw:stroke-linejoin="round" draw:fill="none" draw:textarea-vertical-align="middle" draw:auto-grow-height="false" draw:fit-to-size="false" fo:padding-top="0.125cm" fo:padding-bottom="0.125cm" fo:padding-left="0.25cm" fo:padding-right="0.25cm" fo:wrap-option="no-wrap"/>
    </style:style>
    <style:style style:name="Mgr7" style:family="graphic" style:parent-style-name="standard">
      <style:graphic-properties draw:stroke="none" svg:stroke-width="0.026cm" draw:stroke-linejoin="round" draw:fill="solid" draw:fill-color="#ffffff" draw:textarea-vertical-align="middle" draw:auto-grow-height="false" draw:fit-to-size="false" fo:padding-top="0.125cm" fo:padding-bottom="0.125cm" fo:padding-left="0.25cm" fo:padding-right="0.25cm" fo:wrap-option="no-wrap"/>
    </style:style>
    <style:style style:name="Mgr8" style:family="graphic" style:parent-style-name="standard">
      <style:graphic-properties draw:stroke="none" svg:stroke-width="0.026cm" draw:stroke-linejoin="round" draw:fill="solid" draw:fill-color="#ffffff" draw:textarea-vertical-align="middle" draw:auto-grow-height="false" draw:fit-to-size="false" fo:padding-top="0.125cm" fo:padding-bottom="0.125cm" fo:padding-left="0.25cm" fo:padding-right="0.25cm" fo:wrap-option="no-wrap" draw:shadow="visible" draw:shadow-offset-x="-0.106cm" draw:shadow-offset-y="0cm" draw:shadow-color="#1b2605" draw:shadow-opacity="26%"/>
    </style:style>
    <style:style style:name="Mgr9" style:family="graphic" style:parent-style-name="standard">
      <style:graphic-properties draw:stroke="solid" svg:stroke-width="0.035cm" svg:stroke-color="#566f20" draw:stroke-linejoin="miter" draw:fill="none" draw:textarea-vertical-align="middle" draw:auto-grow-height="false" draw:fit-to-size="false" fo:padding-top="0.125cm" fo:padding-bottom="0.125cm" fo:padding-left="0.25cm" fo:padding-right="0.25cm" fo:wrap-option="no-wrap"/>
    </style:style>
    <style:style style:name="Mpr1" style:family="presentation" style:parent-style-name="Em_20_branco-backgroundobjects">
      <style:graphic-properties draw:stroke="none" svg:stroke-width="0cm" draw:stroke-linejoin="round" draw:fill="none" draw:fill-color="#ffffff" draw:textarea-vertical-align="bottom" draw:auto-grow-height="false" draw:fit-to-size="false" fo:min-height="11.049cm" fo:padding-top="0.13cm" fo:padding-bottom="0.13cm" fo:padding-left="0.25cm" fo:padding-right="0.25cm" fo:wrap-option="wrap"/>
    </style:style>
    <style:style style:name="Mpr2" style:family="presentation" style:parent-style-name="Em_20_branco-backgroundobjects">
      <style:graphic-properties draw:stroke="none" draw:fill="none" draw:fill-color="#ffffff" draw:auto-grow-height="false" fo:min-height="1.485cm"/>
    </style:style>
    <style:style style:name="Mpr3" style:family="presentation" style:parent-style-name="Em_20_branc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ítulo_20_e_20_conteúdo-title">
      <style:graphic-properties draw:stroke="none" svg:stroke-width="0.026cm" draw:stroke-linejoin="round" draw:fill="none" draw:textarea-vertical-align="middle" draw:auto-grow-height="false" draw:fit-to-size="false" fo:min-height="3.181cm" fo:padding-top="0.13cm" fo:padding-bottom="0.13cm" fo:padding-left="0.25cm" fo:padding-right="0.25cm" fo:wrap-option="wrap"/>
    </style:style>
    <style:style style:name="Mpr5" style:family="presentation" style:parent-style-name="Título_20_e_20_conteúdo-outline1">
      <style:graphic-properties draw:stroke="none" svg:stroke-width="0.026cm" draw:stroke-linejoin="round" draw:fill="none" draw:textarea-vertical-align="top" draw:auto-grow-height="false" draw:fit-to-size="false" fo:min-height="11.049cm" fo:padding-top="0.13cm" fo:padding-bottom="0.13cm" fo:padding-left="0.25cm" fo:padding-right="0.25cm" fo:wrap-option="wrap"/>
    </style:style>
    <style:style style:name="Mpr6" style:family="presentation" style:parent-style-name="Título_20_e_20_conteúdo-backgroundobjects">
      <style:graphic-properties draw:stroke="none" svg:stroke-width="0cm" draw:stroke-linejoin="round" draw:fill="none" draw:fill-color="#ffffff" draw:textarea-vertical-align="bottom" draw:auto-grow-height="false" draw:fit-to-size="false" fo:min-height="11.049cm" fo:padding-top="0.13cm" fo:padding-bottom="0.13cm" fo:padding-left="0.25cm" fo:padding-right="0.25cm" fo:wrap-option="wrap"/>
    </style:style>
    <style:style style:name="Mpr7" style:family="presentation" style:parent-style-name="Título_20_e_20_conteúdo-backgroundobjects">
      <style:graphic-properties draw:stroke="none" draw:fill="none" draw:fill-color="#ffffff" draw:auto-grow-height="false" fo:min-height="1.27cm"/>
    </style:style>
    <style:style style:name="Mpr8" style:family="presentation" style:parent-style-name="Título_20_e_20_conteúdo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 style:font-independent-line-spacing="true"/>
      <style:text-properties fo:font-size="18pt"/>
    </style:style>
    <style:style style:name="MP4" style:family="paragraph">
      <style:paragraph-properties fo:text-align="start"/>
      <style:text-properties fo:font-size="18pt"/>
    </style:style>
    <style:style style:name="MP5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MP6" style:family="paragraph">
      <style:paragraph-properties fo:margin-top="0cm" fo:margin-bottom="0cm" fo:line-height="100%" fo:text-align="start"/>
      <style:text-properties fo:font-size="14pt" style:font-size-asian="14pt" style:font-size-complex="14pt"/>
    </style:style>
    <style:style style:name="MP7" style:family="paragraph">
      <style:paragraph-properties fo:margin-top="0cm" fo:margin-bottom="0cm" fo:line-height="100%" fo:text-align="start" style:punctuation-wrap="simple"/>
      <style:text-properties fo:font-size="18pt"/>
    </style:style>
    <style:style style:name="MP8" style:family="paragraph">
      <style:paragraph-properties fo:margin-left="0cm" fo:margin-right="0cm" fo:margin-top="0.212cm" fo:margin-bottom="0cm" fo:line-height="100%" fo:text-align="start" fo:text-indent="0cm" style:punctuation-wrap="simple"/>
      <style:text-properties fo:font-size="18pt"/>
    </style:style>
    <style:style style:name="MP9" style:family="paragraph">
      <style:paragraph-properties fo:margin-left="0cm" fo:margin-right="0cm" fo:margin-top="0.194cm" fo:margin-bottom="0cm" fo:line-height="100%" fo:text-align="start" fo:text-indent="0cm" style:punctuation-wrap="simple"/>
      <style:text-properties fo:font-size="18pt"/>
    </style:style>
    <style:style style:name="MP10" style:family="paragraph">
      <style:paragraph-properties fo:margin-left="0cm" fo:margin-right="0cm" fo:margin-top="0.176cm" fo:margin-bottom="0cm" fo:line-height="100%" fo:text-align="start" fo:text-indent="0cm" style:punctuation-wrap="simple"/>
      <style:text-properties fo:font-size="18pt"/>
    </style:style>
    <style:style style:name="MT1" style:family="text">
      <style:text-properties fo:color="#365300" style:text-line-through-style="none" style:text-position="0% 58%" style:font-name="Times New Roman2" fo:font-size="12pt" fo:letter-spacing="normal" fo:font-style="normal" style:text-underline-style="none" fo:font-weight="normal" style:font-name-asian="DejaVu Sans1" style:font-size-asian="12pt" style:font-style-asian="normal" style:font-weight-asian="normal" style:font-name-complex="DejaVu Sans1" style:font-size-complex="12pt" style:font-style-complex="normal" style:font-weight-complex="normal"/>
    </style:style>
    <style:style style:name="MT2" style:family="text">
      <style:text-properties fo:color="#455e10" style:text-line-through-style="none" style:text-position="0% 58%" style:font-name="Gill Sans MT1" fo:font-size="43pt" fo:letter-spacing="normal" fo:font-style="normal" style:text-underline-style="none" fo:font-weight="normal" style:font-name-asian="WenQuanYi Micro Hei1" style:font-size-asian="43pt" style:font-style-asian="normal" style:font-weight-asian="normal" style:font-name-complex="WenQuanYi Micro Hei1" style:font-size-complex="43pt" style:font-style-complex="normal" style:font-weight-complex="normal"/>
    </style:style>
    <style:style style:name="MT3" style:family="text">
      <style:text-properties fo:color="#ffffff" style:text-line-through-style="none" style:text-position="0% 58%" style:font-name="Gill Sans MT1" fo:font-size="32pt" fo:letter-spacing="normal" fo:font-style="normal" style:text-underline-style="none" fo:font-weight="normal" style:font-name-asian="WenQuanYi Micro Hei1" style:font-size-asian="32pt" style:font-style-asian="normal" style:font-weight-asian="normal" style:font-name-complex="WenQuanYi Micro Hei1" style:font-size-complex="32pt" style:font-style-complex="normal" style:font-weight-complex="normal"/>
    </style:style>
    <style:style style:name="MT4" style:family="text">
      <style:text-properties fo:color="#ffffff" style:text-line-through-style="none" style:text-position="0% 58%" style:font-name="Gill Sans MT1" fo:font-size="28pt" fo:letter-spacing="normal" fo:font-style="normal" style:text-underline-style="none" fo:font-weight="normal" style:font-name-asian="WenQuanYi Micro Hei1" style:font-size-asian="28pt" style:font-style-asian="normal" style:font-weight-asian="normal" style:font-name-complex="WenQuanYi Micro Hei1" style:font-size-complex="28pt" style:font-style-complex="normal" style:font-weight-complex="normal"/>
    </style:style>
    <style:style style:name="MT5" style:family="text">
      <style:text-properties fo:color="#ffffff" style:text-line-through-style="none" style:text-position="0% 58%" style:font-name="Gill Sans MT1" fo:font-size="24pt" fo:letter-spacing="normal" fo:font-style="normal" style:text-underline-style="none" fo:font-weight="normal" style:font-name-asian="WenQuanYi Micro Hei1" style:font-size-asian="24pt" style:font-style-asian="normal" style:font-weight-asian="normal" style:font-name-complex="WenQuanYi Micro Hei1" style:font-size-complex="24pt" style:font-style-complex="normal" style:font-weight-complex="normal"/>
    </style:style>
    <style:style style:name="MT6" style:family="text">
      <style:text-properties fo:color="#ffffff" style:text-line-through-style="none" style:text-position="0% 58%" style:font-name="Gill Sans MT1" fo:font-size="20pt" fo:letter-spacing="normal" fo:font-style="normal" style:text-underline-style="none" fo:font-weight="normal" style:font-name-asian="WenQuanYi Micro Hei1" style:font-size-asian="20pt" style:font-style-asian="normal" style:font-weight-asian="normal" style:font-name-complex="WenQuanYi Micro Hei1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style:font-name="Times New Roman2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style:font-name="Times New Roman2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style:font-name="Times New Roman2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style:font-name="Times New Roman2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style:font-name="Times New Roman2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style:font-name="Times New Roman2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Times New Roman2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952cm"/>
        <style:text-properties style:font-name="Times New Roman2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style:font-name="Times New Roman2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Times New Roman2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style:font-name="Times New Roman2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•">
        <style:list-level-properties text:space-before="0.001cm" text:min-label-width="0.952cm"/>
        <style:text-properties style:font-name="Times New Roman2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style:font-name="Times New Roman2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Times New Roman2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style:font-name="Times New Roman2" fo:color="#000000" fo:font-size="100%"/>
      </text:list-level-style-bullet>
      <text:list-level-style-bullet text:level="5" text:bullet-char="»">
        <style:list-level-properties text:space-before="5.081cm" text:min-label-width="0.634cm"/>
        <style:text-properties style:font-name="Times New Roman2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úmero&gt;</text:page-number></text:p>
        </draw:text-box>
      </draw:frame>
    </style:handout-master>
    <style:master-page style:name="Em_20_branco" style:display-name="Em branco" style:page-layout-name="PM1" draw:style-name="Mdp1">
      <draw:custom-shape draw:name="Freeform 1" draw:style-name="Mgr3" draw:text-style-name="MP3" draw:layer="backgroundobjects" svg:width="4.55cm" svg:height="4.55cm" svg:x="-2.267cm" svg:y="-2.267cm">
        <text:p/>
        <draw:enhanced-geometry draw:mirror-horizontal="false" draw:mirror-vertical="false" drawooo:sub-view-size="1638887 1638887" draw:text-areas="?f8 ?f9 ?f10 ?f11" svg:viewBox="0 0 0 0" draw:type="ooxml-non-primitive" draw:enhanced-path="M 1638887 819444 L 1638887 819444 C 1638887 1272010 1272009 1638888 819443 1638888 819274 1638888 819105 1638887 818937 1638887 L 819444 819444 Z N">
          <draw:equation draw:name="f0" draw:formula="1638887*logwidth/1638887"/>
          <draw:equation draw:name="f1" draw:formula="819444*logheight/1638887"/>
          <draw:equation draw:name="f2" draw:formula="819444*logwidth/1638887"/>
          <draw:equation draw:name="f3" draw:formula="1638887*logheight/1638887"/>
          <draw:equation draw:name="f4" draw:formula="0*logwidth/1638887"/>
          <draw:equation draw:name="f5" draw:formula="819444*logheight/1638887"/>
          <draw:equation draw:name="f6" draw:formula="819444*logwidth/1638887"/>
          <draw:equation draw:name="f7" draw:formula="0*logheight/1638887"/>
          <draw:equation draw:name="f8" draw:formula="240010*logwidth/1638887"/>
          <draw:equation draw:name="f9" draw:formula="240009*logheight/1638887"/>
          <draw:equation draw:name="f10" draw:formula="1398877*logwidth/1638887"/>
          <draw:equation draw:name="f11" draw:formula="1398878*logheight/1638887"/>
        </draw:enhanced-geometry>
      </draw:custom-shape>
      <draw:custom-shape draw:name="Oval 2" draw:style-name="Mgr4" draw:text-style-name="MP3" draw:layer="backgroundobjects" svg:width="4.731cm" svg:height="4.731cm" svg:x="0.467cm" svg:y="0.057cm">
        <text:p/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g draw:name="Group 3">
        <draw:frame draw:name="Picture 4" draw:style-name="Mgr5" draw:text-style-name="MP4" draw:layer="layout" svg:width="3.24cm" svg:height="3.24cm" svg:x="0.459cm" svg:y="2.88cm">
          <draw:image xlink:href="Pictures/10000201000000C0000000C081A0A795.png" xlink:type="simple" xlink:show="embed" xlink:actuate="onLoad">
            <text:p/>
          </draw:image>
        </draw:frame>
        <draw:custom-shape draw:name="Text Box 5" draw:style-name="Mgr6" draw:text-style-name="MP3" draw:layer="layout" svg:width="2.199cm" svg:height="2.155cm" draw:transform="rotate (-0.680678408277789) translate (1.898cm 2.921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custom-shape draw:name="Rectangle 6" draw:style-name="Mgr7" draw:text-style-name="MP3" draw:layer="backgroundobjects" svg:width="22.586cm" svg:height="19.049cm" svg:x="2.813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8" draw:text-style-name="MP3" draw:layer="backgroundobjects" svg:width="0.202cm" svg:height="19.049cm" svg:x="2.818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8">
        <draw:frame draw:name="Picture 9" draw:style-name="Mgr5" draw:text-style-name="MP4" draw:layer="layout" svg:width="0.634cm" svg:height="0.616cm" svg:x="2.54cm" svg:y="3.911cm">
          <draw:image xlink:href="Pictures/100002010000002600000025C2DDAAC0.png" xlink:type="simple" xlink:show="embed" xlink:actuate="onLoad">
            <text:p/>
          </draw:image>
        </draw:frame>
        <draw:custom-shape draw:name="Text Box 10" draw:style-name="Mgr6" draw:text-style-name="MP3" draw:layer="layout" svg:width="0.405cm" svg:height="0.405cm" svg:x="2.646cm" svg:y="4.01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custom-shape draw:name="Oval 11" draw:style-name="Mgr9" draw:text-style-name="MP3" draw:layer="backgroundobjects" svg:width="0.175cm" svg:height="0.18cm" svg:x="3.215cm" svg:y="3.735cm">
        <text:p/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Text Box 15" draw:style-name="Mgr6" draw:text-style-name="MP3" draw:layer="backgroundobjects" svg:width="8.042cm" svg:height="1.322cm" svg:x="15.875cm" svg:y="17.511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Rectangle 14" presentation:style-name="Mpr1" draw:text-style-name="MP5" draw:layer="backgroundobjects" svg:width="5.917cm" svg:height="1.313cm" svg:x="9.948cm" svg:y="17.511cm" presentation:class="date-time" presentation:user-transformed="true">
        <draw:text-box>
          <text:p/>
        </draw:text-box>
      </draw:frame>
      <draw:frame draw:name="Rectangle 16" presentation:style-name="Mpr1" draw:text-style-name="MP5" draw:layer="backgroundobjects" svg:width="1.26cm" svg:height="1.313cm" svg:x="23.927cm" svg:y="17.511cm" presentation:class="page-number" presentation:user-transformed="true">
        <draw:text-box>
          <text:p text:style-name="MP6"><text:span text:style-name="MT1"><text:page-number>&lt;número&gt;</text:page-number></text:span></text:p>
        </draw:text-box>
      </draw:frame>
      <draw:frame presentation:style-name="Em_20_branco-title" draw:layer="backgroundobjects" svg:width="22.859cm" svg:height="3.18cm" svg:x="1.27cm" svg:y="0.76cm" presentation:class="title" presentation:placeholder="true">
        <draw:text-box/>
      </draw:frame>
      <draw:frame presentation:style-name="Em_20_branco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Em_20_branco-title" draw:layer="backgroundobjects" svg:width="14.848cm" svg:height="11.136cm" svg:x="3.075cm" svg:y="2.257cm" presentation:class="page"/>
        <draw:frame presentation:style-name="Em_20_branc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úmero&gt;</text:page-number></text:p>
          </draw:text-box>
        </draw:frame>
      </presentation:notes>
    </style:master-page>
    <style:master-page style:name="Título_20_e_20_conteúdo" style:display-name="Título e conteúdo" style:page-layout-name="PM1" draw:style-name="Mdp1">
      <draw:custom-shape draw:name="Freeform 1" draw:style-name="Mgr3" draw:text-style-name="MP3" draw:layer="backgroundobjects" svg:width="4.55cm" svg:height="4.55cm" svg:x="-2.267cm" svg:y="-2.267cm">
        <text:p/>
        <draw:enhanced-geometry draw:mirror-horizontal="false" draw:mirror-vertical="false" drawooo:sub-view-size="1638887 1638887" draw:text-areas="?f8 ?f9 ?f10 ?f11" svg:viewBox="0 0 0 0" draw:type="ooxml-non-primitive" draw:enhanced-path="M 1638887 819444 L 1638887 819444 C 1638887 1272010 1272009 1638888 819443 1638888 819274 1638888 819105 1638887 818937 1638887 L 819444 819444 Z N">
          <draw:equation draw:name="f0" draw:formula="1638887*logwidth/1638887"/>
          <draw:equation draw:name="f1" draw:formula="819444*logheight/1638887"/>
          <draw:equation draw:name="f2" draw:formula="819444*logwidth/1638887"/>
          <draw:equation draw:name="f3" draw:formula="1638887*logheight/1638887"/>
          <draw:equation draw:name="f4" draw:formula="0*logwidth/1638887"/>
          <draw:equation draw:name="f5" draw:formula="819444*logheight/1638887"/>
          <draw:equation draw:name="f6" draw:formula="819444*logwidth/1638887"/>
          <draw:equation draw:name="f7" draw:formula="0*logheight/1638887"/>
          <draw:equation draw:name="f8" draw:formula="240010*logwidth/1638887"/>
          <draw:equation draw:name="f9" draw:formula="240009*logheight/1638887"/>
          <draw:equation draw:name="f10" draw:formula="1398877*logwidth/1638887"/>
          <draw:equation draw:name="f11" draw:formula="1398878*logheight/1638887"/>
        </draw:enhanced-geometry>
      </draw:custom-shape>
      <draw:custom-shape draw:name="Oval 2" draw:style-name="Mgr4" draw:text-style-name="MP3" draw:layer="backgroundobjects" svg:width="4.731cm" svg:height="4.731cm" svg:x="0.467cm" svg:y="0.057cm">
        <text:p/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g draw:name="Group 3">
        <draw:frame draw:name="Picture 4" draw:style-name="Mgr5" draw:text-style-name="MP4" draw:layer="layout" svg:width="3.24cm" svg:height="3.24cm" svg:x="0.459cm" svg:y="2.88cm">
          <draw:image xlink:href="Pictures/10000201000000C0000000C081A0A795.png" xlink:type="simple" xlink:show="embed" xlink:actuate="onLoad">
            <text:p/>
          </draw:image>
        </draw:frame>
        <draw:custom-shape draw:name="Text Box 5" draw:style-name="Mgr6" draw:text-style-name="MP3" draw:layer="layout" svg:width="2.199cm" svg:height="2.155cm" draw:transform="rotate (-0.680678408277789) translate (1.898cm 2.921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custom-shape draw:name="Rectangle 6" draw:style-name="Mgr7" draw:text-style-name="MP3" draw:layer="backgroundobjects" svg:width="22.586cm" svg:height="19.049cm" svg:x="2.813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8" draw:text-style-name="MP3" draw:layer="backgroundobjects" svg:width="0.202cm" svg:height="19.049cm" svg:x="2.818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8">
        <draw:frame draw:name="Picture 9" draw:style-name="Mgr5" draw:text-style-name="MP4" draw:layer="layout" svg:width="0.634cm" svg:height="0.616cm" svg:x="2.54cm" svg:y="3.911cm">
          <draw:image xlink:href="Pictures/100002010000002600000025C2DDAAC0.png" xlink:type="simple" xlink:show="embed" xlink:actuate="onLoad">
            <text:p/>
          </draw:image>
        </draw:frame>
        <draw:custom-shape draw:name="Text Box 10" draw:style-name="Mgr6" draw:text-style-name="MP3" draw:layer="layout" svg:width="0.405cm" svg:height="0.405cm" svg:x="2.646cm" svg:y="4.01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custom-shape draw:name="Oval 11" draw:style-name="Mgr9" draw:text-style-name="MP3" draw:layer="backgroundobjects" svg:width="0.175cm" svg:height="0.18cm" svg:x="3.215cm" svg:y="3.735cm">
        <text:p/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Text Box 15" draw:style-name="Mgr6" draw:text-style-name="MP3" draw:layer="backgroundobjects" svg:width="8.042cm" svg:height="1.322cm" svg:x="15.875cm" svg:y="17.511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ítulo 1" presentation:style-name="Mpr4" draw:text-style-name="MP3" draw:layer="backgroundobjects" svg:width="20.822cm" svg:height="3.897cm" svg:x="3.986cm" svg:y="0.401cm" presentation:class="title" presentation:user-transformed="true">
        <draw:text-box>
          <text:p text:style-name="MP7"><text:span text:style-name="MT2">Clique para editar o formato do texto do títuloClique para editar o estilo do título mestre</text:span></text:p>
        </draw:text-box>
      </draw:frame>
      <draw:frame draw:name="Espaço Reservado para Conteúdo 2" presentation:style-name="Mpr5" draw:text-style-name="MP3" draw:layer="backgroundobjects" svg:width="20.822cm" svg:height="13.325cm" svg:x="3.986cm" svg:y="4.022cm" presentation:class="outline" presentation:user-transformed="true">
        <draw:text-box>
          <text:list text:style-name="ML5">
            <text:list-item>
              <text:p text:style-name="MP4"><text:span text:style-name="MT3">Clique para editar o formato do texto da estrutura de tópicos</text:span></text:p>
              <text:list>
                <text:list-item>
                  <text:p text:style-name="MP4"><text:span text:style-name="MT3">2.º Nível da estrutura de tópicos</text:span></text:p>
                  <text:list>
                    <text:list-item>
                      <text:p text:style-name="MP4"><text:span text:style-name="MT3">3.º Nível da estrutura de tópicos</text:span></text:p>
                      <text:list>
                        <text:list-item>
                          <text:p text:style-name="MP4"><text:span text:style-name="MT3">4.º Nível da estrutura de tópicos</text:span></text:p>
                          <text:list>
                            <text:list-item>
                              <text:p text:style-name="MP4"><text:span text:style-name="MT3">5.º Nível da estrutura de tópicos</text:span></text:p>
                              <text:list>
                                <text:list-item>
                                  <text:p text:style-name="MP4"><text:span text:style-name="MT3">6.º Nível da estrutura de tópicos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p text:style-name="MP8"><text:span text:style-name="MT3">7.º Nível da estrutura de tópicosClique para editar os estilos do texto mestre</text:span></text:p>
            </text:list-item>
          </text:list>
          <text:list text:style-name="ML7">
            <text:list-item>
              <text:list>
                <text:list-item>
                  <text:p text:style-name="MP9"><text:span text:style-name="MT4">Segundo ní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8"><text:span text:style-name="MT5">Terceiro nível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0"><text:span text:style-name="MT6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0"><text:span text:style-name="MT6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14" presentation:style-name="Mpr6" draw:text-style-name="MP5" draw:layer="backgroundobjects" svg:width="5.917cm" svg:height="1.313cm" svg:x="9.948cm" svg:y="17.511cm" presentation:class="date-time" presentation:user-transformed="true">
        <draw:text-box>
          <text:p/>
        </draw:text-box>
      </draw:frame>
      <draw:frame draw:name="Rectangle 16" presentation:style-name="Mpr6" draw:text-style-name="MP5" draw:layer="backgroundobjects" svg:width="1.26cm" svg:height="1.313cm" svg:x="23.927cm" svg:y="17.511cm" presentation:class="page-number" presentation:user-transformed="true">
        <draw:text-box>
          <text:p text:style-name="MP6"><text:span text:style-name="MT1"><text:page-number>&lt;número&gt;</text:page-number></text:span></text:p>
        </draw:text-box>
      </draw:frame>
      <presentation:notes style:page-layout-name="PM2">
        <draw:page-thumbnail presentation:style-name="Título_20_e_20_conteúdo-title" draw:layer="backgroundobjects" svg:width="12.699cm" svg:height="9.524cm" svg:x="3.175cm" svg:y="1.93cm" presentation:class="page"/>
        <draw:frame presentation:style-name="Título_20_e_20_conteúdo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1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2" draw:layer="backgroundobjects" svg:width="8.266cm" svg:height="1.269cm" svg:x="10.783cm" svg:y="0cm" presentation:class="date-time">
          <draw:text-box>
            <text:p text:style-name="MP2"><presentation:date-time/></text:p>
          </draw:text-box>
        </draw:frame>
        <draw:frame presentation:style-name="Mpr8" draw:text-style-name="MP1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8" draw:text-style-name="MP2" draw:layer="backgroundobjects" svg:width="8.266cm" svg:height="1.269cm" svg:x="10.783cm" svg:y="24.13cm" presentation:class="page-number">
          <draw:text-box>
            <text:p text:style-name="MP2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4-01-13T00:58:21.502000000</dc:date>
    <meta:document-statistic meta:object-count="67"/>
    <meta:generator>LibreOffice/4.1.4.2$Windows_x86 LibreOffice_project/0a0440ccc0227ad9829de5f46be37cfb6edcf72</meta:generator>
  </office:meta>
</office:document-meta>
</file>